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0314" officeooo:paragraph-rsid="000a0314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 style:list-style-name="L1"/>
    <style:style style:name="P4" style:family="paragraph" style:parent-style-name="Text_20_body">
      <style:text-properties fo:language="ru" fo:country="RU" officeooo:rsid="000bfbe0" officeooo:paragraph-rsid="000bfbe0"/>
    </style:style>
    <style:style style:name="P5" style:family="paragraph" style:parent-style-name="Text_20_body">
      <style:text-properties officeooo:paragraph-rsid="000a3f3c"/>
    </style:style>
    <style:style style:name="T1" style:family="text">
      <style:text-properties officeooo:rsid="0006494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84b44"/>
    </style:style>
    <style:style style:name="T4" style:family="text">
      <style:text-properties fo:language="ru" fo:country="RU" officeooo:rsid="00084b44"/>
    </style:style>
    <style:style style:name="T5" style:family="text">
      <style:text-properties officeooo:rsid="0008db39"/>
    </style:style>
    <style:style style:name="T6" style:family="text">
      <style:text-properties officeooo:rsid="000a3f3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сновные методы и ключевые понятия.</text:h>
      <text:list text:style-name="L1">
        <text:list-item>
          <text:p text:style-name="P3">Lookup tables.</text:p>
        </text:list-item>
        <text:list-item>
          <text:p text:style-name="P3">Разложение в ряд Тейлора.</text:p>
        </text:list-item>
        <text:list-item>
          <text:p text:style-name="P3">Полиномы Чебышева (связь с минимаксом).</text:p>
        </text:list-item>
        <text:list-item>
          <text:p text:style-name="P3">Piecewise approximations.</text:p>
        </text:list-item>
        <text:list-item>
          <text:p text:style-name="P3">CORDIC Algorithm.</text:p>
        </text:list-item>
        <text:list-item>
          <text:p text:style-name="P3">Рациональная аппроксимация (Паде).</text:p>
        </text:list-item>
        <text:list-item>
          <text:p text:style-name="P3">Horner’s method.</text:p>
        </text:list-item>
        <text:list-item>
          <text:p text:style-name="P3">Алгоритм Ремеза (связь с минимаксом, полиномами Чебышева: вычисление коэффициентов).</text:p>
        </text:list-item>
        <text:list-item>
          <text:p text:style-name="P3">Range reduction.</text:p>
        </text:list-item>
        <text:list-item>
          <text:p text:style-name="P3">Minimax approximation.</text:p>
        </text:list-item>
        <text:list-item>
          <text:p text:style-name="P3">Newton-Raphson для вычисления корня.</text:p>
        </text:list-item>
      </text:list>
      <text:p text:style-name="Standard"/>
      <text:h text:style-name="Heading_20_2" text:outline-level="2">Рациональная аппроксимация</text:h>
      <text:p text:style-name="Text_20_body">Может дать <text:span text:style-name="T1">большую </text:span>точность.</text:p>
      <text:h text:style-name="Heading_20_2" text:outline-level="2">Полиномы Чебышева</text:h>
      <text:p text:style-name="Text_20_body">Фиксированная ошибка (не больше) на всем интервале.</text:p>
      <text:p text:style-name="P1">Задача подбора коэффициентов.</text:p>
      <text:h text:style-name="Heading_20_2" text:outline-level="2">Newton-Raphson для вычисления корня</text:h>
      <text:p text:style-name="Text_20_body">В Clang, кстати, на нем и деление реализовано <text:span text:style-name="T3">(</text:span><text:span text:style-name="T4">видимо в той части, где вычисляется приближение для </text:span><text:span text:style-name="T3">1/x).</text:span></text:p>
      <text:p text:style-name="Text_20_body">Range reduction is produced naturally by the ﬂoating point representation.</text:p>
      <text:p text:style-name="Text_20_body">The natural domain of the square root function is all nonnegative numbers, leading to the effective domain [0,MAXNUM] for the given ﬂoating point representation.</text:p>
      <text:h text:style-name="Heading_20_2" text:outline-level="2">Алгоритм Ремеза</text:h>
      <text:p text:style-name="P5"><text:span text:style-name="T6">Может потребовать возможность вычислять некоторые значения приближаемой функции.</text:span></text:p>
      <text:h text:style-name="P2" text:outline-level="2">Разложение в ряд Тейлора</text:h>
      <text:p text:style-name="Text_20_body">Наименьшая ошибка только в близи точки разложения, <text:span text:style-name="T5">т. е. распределение ошибок неравномерное.</text:span></text:p>
      <text:p text:style-name="P4">Вопрос: если первые<text:span text:style-name="T2"> </text:span>производные приближаемой функции и приближающего полинома совпадают в точке <text:span text:style-name="T2">x0, </text:span>то почему в дальнейшем идёт расхождение? Ведь производная определяет следующее значение однозначно. Ответ: Допустим, первые производные в точности равны, но производные более высоких порядков могут различаться, а эти производные (более высокие) определяют в свою очередь характер изменения младших производных, включая первую, отсюда и расхождение на интервале: первая производая приближающего полинома начинает уклоняться от первой производной приближаемой функции как раз за счет разности в более высших производных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3:23:11.361000000</meta:creation-date>
    <dc:date>2024-12-22T06:48:33.270000000</dc:date>
    <meta:editing-duration>PT1H6M30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6" meta:word-count="231" meta:character-count="1728" meta:non-whitespace-character-count="1534"/>
  </office:meta>
</office:document-meta>
</file>